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4.82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3.21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3.85mm"/>
    </style:style>
    <style:style style:name="co8" style:family="table-column">
      <style:table-column-properties fo:break-before="auto" style:column-width="5.13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4.71mm"/>
    </style:style>
    <style:style style:name="co11" style:family="table-column">
      <style:table-column-properties fo:break-before="auto" style:column-width="6.1mm"/>
    </style:style>
    <style:style style:name="co12" style:family="table-column">
      <style:table-column-properties fo:break-before="auto" style:column-width="6.61mm"/>
    </style:style>
    <style:style style:name="co13" style:family="table-column">
      <style:table-column-properties fo:break-before="auto" style:column-width="7.81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7.51mm"/>
    </style:style>
    <style:style style:name="co16" style:family="table-column">
      <style:table-column-properties fo:break-before="auto" style:column-width="6.0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91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none" fo:padding="0.71mm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71mm" fo:border-right="none" fo:border-top="none"/>
    </style:style>
    <style:style style:name="ce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6" style:family="table-cell" style:parent-style-name="Default" style:data-style-name="N14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142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 style:data-style-name="N14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cc9900" fo:font-style="italic" style:font-style-asian="italic" style:font-style-complex="italic"/>
    </style:style>
    <style:style style:name="ce17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1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cc9900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9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71mm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999999"/>
    </style:style>
    <style:style style:name="ce51" style:family="table-cell" style:parent-style-name="Default">
      <style:table-cell-properties fo:border="none" fo:padding="0.71mm"/>
    </style:style>
    <style:style style:name="ce52" style:family="table-cell" style:parent-style-name="Default">
      <style:table-cell-properties fo:border="none" fo:padding="0.71mm"/>
      <style:text-properties fo:color="#808080"/>
    </style:style>
    <style:style style:name="ce53" style:family="table-cell" style:parent-style-name="Default">
      <style:table-cell-properties fo:border="none" fo:padding="0.71m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71mm"/>
    </style:style>
    <style:style style:name="ce55" style:family="table-cell" style:parent-style-name="Default">
      <style:table-cell-properties fo:background-color="#dddddd" fo:padding="0.71mm"/>
    </style:style>
    <style:style style:name="ce56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57" style:family="table-cell" style:parent-style-name="Default">
      <style:table-cell-properties fo:padding="0.71mm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0.71mm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0.71mm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71mm"/>
    </style:style>
    <style:style style:name="ce61" style:family="table-cell" style:parent-style-name="Default">
      <style:table-cell-properties fo:background-color="#dddddd"/>
    </style:style>
    <style:style style:name="ce62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3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42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3]" office:value-type="float" office:value="2.01" calcext:value-type="float">
            <text:p>2.01</text:p>
          </table:table-cell>
          <table:table-cell table:style-name="ce4" table:formula="of:=[.E13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]" office:value-type="float" office:value="4.08" calcext:value-type="float">
            <text:p>4.08</text:p>
          </table:table-cell>
          <table:table-cell table:style-name="ce4" table:formula="of:=[.E20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]" office:value-type="float" office:value="4.17" calcext:value-type="float">
            <text:p>4.17</text:p>
          </table:table-cell>
          <table:table-cell table:style-name="ce4" table:formula="of:=[.E21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]" office:value-type="float" office:value="4.23" calcext:value-type="float">
            <text:p>4.23</text:p>
          </table:table-cell>
          <table:table-cell table:style-name="ce4" table:formula="of:=[.E2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" calcext:value-type="float">
            <text:p>4.12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2.396" calcext:value-type="float">
            <text:p>2.396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9" calcext:value-type="float">
            <text:p>1.01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  <table:table-cell table:style-name="ce6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2" calcext:value-type="float">
            <text:p>3.0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 office:value-type="float" office:value="1.02" calcext:value-type="float">
            <text:p>1.02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5" calcext:value-type="float">
            <text:p>3.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46]" office:value-type="float" office:value="3.01" calcext:value-type="float">
            <text:p>3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5" calcext:value-type="float">
            <text:p>1.02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5" calcext:value-type="float">
            <text:p>3.02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2" calcext:value-type="float">
            <text:p>1.1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/>
          <table:table-cell table:style-name="ce54" office:value-type="string" calcext:value-type="string">
            <text:p>Johannes in Judäa, Jordan, Jerusale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6" calcext:value-type="float">
            <text:p>1.02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6" calcext:value-type="float">
            <text:p>3.02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-&gt;J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5" calcext:value-type="float">
            <text:p>4.125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string" calcext:value-type="string">
            <text:p>1.32.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wohnt in Kapernau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6" calcext:value-type="float">
            <text:p>4.18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7" calcext:value-type="float">
            <text:p>4.18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69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71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2"/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4" office:value-type="string" calcext:value-type="string">
            <text:p>Der wunderbare Fischzug/Die Berufung der ersten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4" calcext:value-type="float">
            <text:p>4.18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65" calcext:value-type="float">
            <text:p>1.17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5" calcext:value-type="float">
            <text:p>4.18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9" calcext:value-type="float">
            <text:p>1.19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6" calcext:value-type="float">
            <text:p>5.0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1" calcext:value-type="float">
            <text:p>6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88]" office:value-type="float" office:value="10.07" calcext:value-type="float">
            <text:p>10.07</text:p>
          </table:table-cell>
          <table:table-cell table:style-name="ce4" table:formula="of:=[.E88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2]" office:value-type="float" office:value="5.03" calcext:value-type="float">
            <text:p>5.03</text:p>
          </table:table-cell>
          <table:table-cell table:style-name="ce4" table:formula="of:=[.E92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4"/>
          <table:table-cell table:style-name="ce54" office:value-type="string" calcext:value-type="string">
            <text:p>TODO: Lukas eigentlich noch 18:21-23</text:p>
          </table:table-cell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3" calcext:value-type="float">
            <text:p>7.30</text:p>
          </table:table-cell>
          <table:table-cell table:style-name="ce12"/>
          <table:table-cell table:style-name="ce21"/>
          <table:table-cell table:style-name="ce2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5" calcext:value-type="float">
            <text:p>6.4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12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11" calcext:value-type="float">
            <text:p>5.9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3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5]" office:value-type="float" office:value="13.11" calcext:value-type="float">
            <text:p>13.11</text:p>
          </table:table-cell>
          <table:table-cell table:style-name="ce4" table:formula="of:=[.E115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116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117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15" calcext:value-type="float">
            <text:p>8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style-name="ce60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26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5" office:value-type="string" calcext:value-type="string">
            <text:p>Herodes glaubt, Johannes sei aus den Toten auferstand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5" office:value-type="string" calcext:value-type="string">
            <text:p>Die Speisung der Fünftausend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31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5" calcext:value-type="float">
            <text:p>6.15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136]" office:value-type="float" office:value="15.21" calcext:value-type="float">
            <text:p>15.21</text:p>
          </table:table-cell>
          <table:table-cell table:style-name="ce12" office:value-type="float" office:value="15.21" calcext:value-type="float">
            <text:p>15.2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Heilung der Tochter der <text:s/>kananäischen Frau/der Frau aus Syrophönizi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38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2]" office:value-type="float" office:value="9.34" calcext:value-type="float">
            <text:p>9.34</text:p>
          </table:table-cell>
          <table:table-cell table:style-name="ce4" table:formula="of:=[.E142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7.919" calcext:value-type="float">
            <text:p>7.91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r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82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5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7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8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1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4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5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6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7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7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235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1">wird geworden sein</text:span>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7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0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5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7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9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0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1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1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2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7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9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70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Mann und der arme Lazar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08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13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16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8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9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0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9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38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2"/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2"/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41"/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4"/>
        </table:table-row>
        <table:table-row table:style-name="ro3" table:number-rows-repeated="1048190">
          <table:table-cell table:number-columns-repeated="39"/>
        </table:table-row>
        <table:table-row table:style-name="ro5"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C2:Sheet1.AK383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€ </number:text>
    </number:number-style>
    <number:number-style style:name="N111P1" style:volatile="true">
      <number:text>-</number:text>
      <number:number number:decimal-places="2" number:min-integer-digits="1" number:grouping="true"/>
      <number:text> € </number:text>
    </number:number-style>
    <number:number-style style:name="N111P2" style:volatile="true">
      <number:text>-</number:text>
      <number:number number: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Fr. </number:text>
      <number:number number:decimal-places="0" number:min-integer-digits="1" number:grouping="true"/>
    </number:number-style>
    <number:number-style style:name="N113">
      <number:text>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Fr. </number:text>
      <number:number number:decimal-places="0" number:min-integer-digits="1" number:grouping="true"/>
    </number:number-style>
    <number:number-style style:name="N114">
      <style:text-properties fo:color="#ff0000"/>
      <number:text>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Fr. </number:text>
      <number:number number:decimal-places="2" number:min-integer-digits="1" number:grouping="true"/>
    </number:number-style>
    <number:number-style style:name="N116">
      <number:text>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Fr. </number:text>
      <number:number number:decimal-places="2" number:min-integer-digits="1" number:grouping="true"/>
    </number:number-style>
    <number:number-style style:name="N117">
      <style:text-properties fo:color="#ff0000"/>
      <number:text>Fr. 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9P2" style:volatile="true">
      <loext:text> Fr.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7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3" number:min-integer-digits="1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.00.0000</text:date>, <text:time style:data-style-name="N2" text:time-value="08:28:33.9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8-03-22T09:13:53.417000000</dc:date>
    <meta:editing-duration>P1DT5H35M27S</meta:editing-duration>
    <meta:editing-cycles>238</meta:editing-cycles>
    <meta:generator>LibreOffice/4.4.6.3$Windows_x86 LibreOffice_project/e8938fd3328e95dcf59dd64e7facd2c7d67c704d</meta:generator>
    <meta:document-statistic meta:table-count="1" meta:cell-count="2676" meta:object-count="0"/>
  </office:meta>
</office:document-meta>
</file>